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940000022877886CC9C42890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Αντικείμενο_20_χωρίς_20_γέμισμα_20_και_20_χωρίς_20_γραμμή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Προεπιλογή">
        <draw:frame draw:style-name="gr1" draw:text-style-name="P1" draw:layer="layout" svg:width="31.7cm" svg:height="27.3cm" svg:x="-8cm" svg:y="1.4cm">
          <draw:image xlink:href="Pictures/10000201000003940000022877886CC9C42890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Προεπιλογή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05T16:17:05.308000000</dc:date>
    <meta:editing-duration>PT2M24S</meta:editing-duration>
    <meta:editing-cycles>1</meta:editing-cycles>
    <meta:document-statistic meta:object-count="1"/>
    <meta:generator>LibreOffice/5.3.2.2$Windows_x86 LibreOffice_project/6cd4f1ef626f15116896b1d8e1398b56da0d0ee1</meta:generator>
  </office:meta>
</office:document-meta>
</file>